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3329D8E8F8591AAFA02.png" manifest:media-type="image/png"/>
  <manifest:file-entry manifest:full-path="Pictures/100000000000028100000081475315C22765B32B.png" manifest:media-type="image/png"/>
  <manifest:file-entry manifest:full-path="Pictures/10000000000002B7000002DEFBEF594F1376934B.png" manifest:media-type="image/png"/>
  <manifest:file-entry manifest:full-path="Pictures/100000000000027F000000A544B505DE9FEF21DA.png" manifest:media-type="image/png"/>
  <manifest:file-entry manifest:full-path="Pictures/1000000000000290000003769DEDEFCDEB8412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KR Regular" svg:font-family="'Noto Sans CJK KR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 Regular1" svg:font-family="'Noto Sans CJK KR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이미지1" text:anchor-type="paragraph" svg:x="8.371cm" svg:y="-0.132cm" svg:width="10.472cm" svg:height="11.06cm" draw:z-index="0"><draw:image xlink:href="Pictures/10000000000002B7000002DEFBEF594F1376934B.png" xlink:type="simple" xlink:show="embed" xlink:actuate="onLoad" loext:mime-type="image/png"/></draw:frame><draw:frame draw:style-name="fr1" draw:name="이미지2" text:anchor-type="paragraph" svg:x="-1.651cm" svg:y="-0.026cm" svg:width="9.825cm" svg:height="13.27cm" draw:z-index="1"><draw:image xlink:href="Pictures/1000000000000290000003769DEDEFCDEB84124F.png" xlink:type="simple" xlink:show="embed" xlink:actuate="onLoad" loext:mime-type="image/png"/></draw:frame><draw:frame draw:style-name="fr1" draw:name="이미지3" text:anchor-type="paragraph" svg:x="-1.593cm" svg:y="13.467cm" svg:width="16.907cm" svg:height="4.366cm" draw:z-index="2"><draw:image xlink:href="Pictures/100000000000027F000000A544B505DE9FEF21D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이미지4" text:anchor-type="paragraph" svg:x="-0.191cm" svg:y="0.512cm" svg:width="16.96cm" svg:height="3.413cm" draw:z-index="3"><draw:image xlink:href="Pictures/100000000000028100000081475315C22765B32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이미지5" text:anchor-type="paragraph" svg:x="-0.183cm" svg:y="0.115cm" svg:width="11.019cm" svg:height="14.171cm" draw:z-index="4"><draw:image xlink:href="Pictures/100000000000027C000003329D8E8F8591AAFA02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KR Regular" svg:font-family="'Noto Sans CJK KR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 Regular1" svg:font-family="'Noto Sans CJK KR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KR Regular" fo:font-size="12pt" fo:language="en" fo:country="US" style:letter-kerning="true" style:font-name-asian="Noto Sans CJK KR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oto Sans CJK KR Regular" fo:font-size="12pt" fo:language="en" fo:country="US" style:letter-kerning="true" style:font-name-asian="Noto Sans CJK KR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 Regular1" style:font-family-asian="'Noto Sans CJK KR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09:26.630880215</meta:creation-date>
    <dc:date>2019-11-19T20:20:56.924962602</dc:date>
    <meta:editing-duration>PT1M9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